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aad" draw:textarea-horizontal-align="justify" draw:textarea-vertical-align="middle" draw:auto-grow-height="false" fo:min-height="2.29cm" fo:min-width="3.945cm"/>
    </style:style>
    <style:style style:name="gr2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fill-color="#00aaad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dash" draw:stroke-dash="Dashed_20__28_var_29_" svg:stroke-width="0.106cm" draw:marker-start-width="0.358cm" draw:marker-end="Arrow" draw:marker-end-width="0.458cm" draw:fill="none" draw:fill-color="#00aaad" draw:textarea-vertical-align="middle" fo:padding-top="0.177cm" fo:padding-bottom="0.177cm" fo:padding-left="0.302cm" fo:padding-right="0.302cm"/>
    </style:style>
    <style:style style:name="gr5" style:family="graphic" style:parent-style-name="standard">
      <style:graphic-properties draw:stroke="dash" draw:stroke-dash="Dashed_20__28_var_29_" svg:stroke-width="0.106cm" draw:marker-start-width="0.359cm" draw:marker-end-width="0.359cm" draw:fill-color="#00aaad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00aaad"/>
      <style:paragraph-properties fo:text-align="center"/>
    </style:style>
    <style:style style:name="P3" style:family="paragraph">
      <loext:graphic-properties draw:fill-color="#f58220"/>
      <style:paragraph-properties fo:text-align="center"/>
    </style:style>
    <style:style style:name="P4" style:family="paragraph">
      <loext:graphic-properties draw:fill="none" draw:fill-color="#00aaa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15.875cm" svg:y="2.54cm">
          <text:p text:style-name="P1">JPanel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2.54cm" svg:x="20.955cm" svg:y="5.715cm">
          <text:p text:style-name="P1">Game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26.035cm" svg:y="2.54cm">
          <text:p text:style-name="P1">JavaArcade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23.177cm" svg:y1="5.715cm" svg:x2="20.32cm" svg:y2="3.81cm" draw:start-shape="id1" draw:start-glue-point="0" draw:end-shape="id2" svg:d="M23177 5715v-1905h-2857" svg:viewBox="0 0 2858 1906">
          <text:p/>
        </draw:connector>
        <draw:connector draw:style-name="gr4" draw:text-style-name="P4" draw:layer="layout" svg:x1="23.177cm" svg:y1="5.715cm" svg:x2="26.035cm" svg:y2="3.81cm" draw:start-shape="id1" draw:start-glue-point="0" draw:end-shape="id3" draw:end-glue-point="3" svg:d="M23177 5715v-1905h2858" svg:viewBox="0 0 2859 1906">
          <text:p/>
        </draw:connector>
        <draw:custom-shape draw:style-name="gr2" draw:text-style-name="P3" xml:id="id5" draw:id="id5" draw:layer="layout" svg:width="4.445cm" svg:height="2.54cm" svg:x="20.955cm" svg:y="10.795cm">
          <text:p text:style-name="P1">Output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4.445cm" svg:height="2.54cm" svg:x="6.985cm" svg:y="10.795cm">
          <text:p text:style-name="P1">Input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9.207cm" svg:y1="10.795cm" svg:x2="23.177cm" svg:y2="8.255cm" draw:start-shape="id4" draw:start-glue-point="0" draw:end-shape="id1" draw:end-glue-point="2" svg:d="M9207 10795v-1270h13970v-1270" svg:viewBox="0 0 13971 2541">
          <text:p/>
        </draw:connector>
        <draw:connector draw:style-name="gr5" draw:text-style-name="P2" draw:layer="layout" svg:x1="23.177cm" svg:y1="10.795cm" svg:x2="23.177cm" svg:y2="8.255cm" draw:start-shape="id5" draw:start-glue-point="0" draw:end-shape="id1" draw:end-glue-point="2" svg:d="M23177 10795v-2540" svg:viewBox="0 0 1 2541">
          <text:p/>
        </draw:connector>
        <draw:custom-shape draw:style-name="gr2" draw:text-style-name="P3" xml:id="id7" draw:id="id7" draw:layer="layout" svg:width="4.445cm" svg:height="2.54cm" svg:x="10.16cm" svg:y="15.875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4.445cm" svg:height="2.54cm" svg:x="3.81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8.255cm" svg:y1="17.145cm" svg:x2="9.207cm" svg:y2="13.335cm" draw:start-shape="id6" draw:start-glue-point="1" draw:end-shape="id4" draw:end-glue-point="2" svg:d="M8255 17145h952v-3810" svg:viewBox="0 0 953 3811">
          <text:p/>
        </draw:connector>
        <draw:connector draw:style-name="gr5" draw:text-style-name="P2" draw:layer="layout" svg:x1="10.16cm" svg:y1="17.145cm" svg:x2="9.207cm" svg:y2="13.335cm" draw:start-shape="id7" draw:start-glue-point="3" draw:end-shape="id4" svg:d="M10160 17145h-953v-3810" svg:viewBox="0 0 954 3811">
          <text:p/>
        </draw:connector>
        <draw:custom-shape draw:style-name="gr2" draw:text-style-name="P3" xml:id="id8" draw:id="id8" draw:layer="layout" svg:width="4.445cm" svg:height="2.54cm" svg:x="20.955cm" svg:y="15.875cm">
          <text:p text:style-name="P1">Visual</text:p>
          <draw:enhanced-geometry svg:viewBox="0 0 21600 21600" draw:type="rectangle" draw:enhanced-path="M 0 0 L 21600 0 21600 21600 0 21600 0 0 Z N"/>
        </draw:custom-shape>
        <draw:custom-shape draw:style-name="gr2" draw:text-style-name="P3" xml:id="id9" draw:id="id9" draw:layer="layout" svg:width="4.445cm" svg:height="2.54cm" svg:x="15.875cm" svg:y="15.875cm">
          <text:p text:style-name="P1">JavaArcade</text:p>
          <text:p text:style-name="P1">Methods</text:p>
          <draw:enhanced-geometry svg:viewBox="0 0 21600 21600" draw:type="rectangle" draw:enhanced-path="M 0 0 L 21600 0 21600 21600 0 21600 0 0 Z N"/>
        </draw:custom-shape>
        <draw:custom-shape draw:style-name="gr2" draw:text-style-name="P3" xml:id="id10" draw:id="id10" draw:layer="layout" svg:width="4.445cm" svg:height="2.54cm" svg:x="26.035cm" svg:y="15.875cm">
          <text:p text:style-name="P1">Audio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23.177cm" svg:y1="15.875cm" svg:x2="23.177cm" svg:y2="13.335cm" draw:start-shape="id8" draw:start-glue-point="0" draw:end-shape="id5" draw:end-glue-point="2" svg:d="M23177 15875v-2540" svg:viewBox="0 0 1 2541">
          <text:p/>
        </draw:connector>
        <draw:connector draw:style-name="gr5" draw:text-style-name="P2" draw:layer="layout" svg:x1="18.097cm" svg:y1="15.875cm" svg:x2="23.177cm" svg:y2="13.335cm" draw:start-shape="id9" draw:start-glue-point="0" draw:end-shape="id5" draw:end-glue-point="2" svg:d="M18097 15875v-1270h5080v-1270" svg:viewBox="0 0 5081 2541">
          <text:p/>
        </draw:connector>
        <draw:connector draw:style-name="gr5" draw:text-style-name="P2" draw:layer="layout" svg:x1="28.257cm" svg:y1="15.875cm" svg:x2="23.177cm" svg:y2="13.335cm" draw:start-shape="id10" draw:start-glue-point="0" draw:end-shape="id5" draw:end-glue-point="2" svg:d="M28257 15875v-1270h-5080v-1270" svg:viewBox="0 0 5081 2541">
          <text:p/>
        </draw:connector>
        <draw:custom-shape draw:style-name="gr2" draw:text-style-name="P3" xml:id="id12" draw:id="id12" draw:layer="layout" svg:width="4.445cm" svg:height="2.54cm" svg:x="36.83cm" svg:y="10.795cm">
          <text:p text:style-name="P1">Processing</text:p>
          <draw:enhanced-geometry svg:viewBox="0 0 21600 21600" draw:type="rectangle" draw:enhanced-path="M 0 0 L 21600 0 21600 21600 0 21600 0 0 Z N"/>
        </draw:custom-shape>
        <draw:custom-shape draw:style-name="gr2" draw:text-style-name="P3" xml:id="id13" draw:id="id13" draw:layer="layout" svg:width="4.445cm" svg:height="2.54cm" svg:x="36.83cm" svg:y="15.875cm">
          <text:p text:style-name="P1">GameLogic</text:p>
          <draw:enhanced-geometry svg:viewBox="0 0 21600 21600" draw:type="rectangle" draw:enhanced-path="M 0 0 L 21600 0 21600 21600 0 21600 0 0 Z N"/>
        </draw:custom-shape>
        <draw:custom-shape draw:style-name="gr2" draw:text-style-name="P3" xml:id="id11" draw:id="id11" draw:layer="layout" svg:width="4.445cm" svg:height="2.54cm" svg:x="31.75cm" svg:y="15.875cm">
          <text:p text:style-name="P1">Ticker</text:p>
          <draw:enhanced-geometry svg:viewBox="0 0 21600 21600" draw:type="rectangle" draw:enhanced-path="M 0 0 L 21600 0 21600 21600 0 21600 0 0 Z N"/>
        </draw:custom-shape>
        <draw:custom-shape draw:style-name="gr2" draw:text-style-name="P3" xml:id="id14" draw:id="id14" draw:layer="layout" svg:width="4.445cm" svg:height="2.54cm" svg:x="41.91cm" svg:y="15.875cm">
          <text:p text:style-name="P1">AssetManager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33.972cm" svg:y1="15.875cm" svg:x2="39.052cm" svg:y2="13.335cm" draw:start-shape="id11" draw:start-glue-point="0" draw:end-shape="id12" draw:end-glue-point="2" svg:d="M33972 15875v-1270h5080v-1270" svg:viewBox="0 0 5081 2541">
          <text:p/>
        </draw:connector>
        <draw:connector draw:style-name="gr5" draw:text-style-name="P2" draw:layer="layout" svg:x1="39.052cm" svg:y1="15.875cm" svg:x2="39.052cm" svg:y2="13.335cm" draw:start-shape="id13" draw:start-glue-point="0" draw:end-shape="id12" draw:end-glue-point="2" svg:d="M39052 15875v-2540" svg:viewBox="0 0 1 2541">
          <text:p/>
        </draw:connector>
        <draw:connector draw:style-name="gr5" draw:text-style-name="P2" draw:layer="layout" svg:x1="44.132cm" svg:y1="15.875cm" svg:x2="39.052cm" svg:y2="13.335cm" draw:start-shape="id14" draw:start-glue-point="0" draw:end-shape="id12" draw:end-glue-point="2" svg:d="M44132 15875v-1270h-5080v-1270" svg:viewBox="0 0 5081 2541">
          <text:p/>
        </draw:connector>
        <draw:connector draw:style-name="gr5" draw:text-style-name="P2" draw:layer="layout" svg:x1="39.052cm" svg:y1="10.795cm" svg:x2="23.177cm" svg:y2="8.255cm" draw:start-shape="id12" draw:start-glue-point="0" draw:end-shape="id1" draw:end-glue-point="2" svg:d="M39052 10795v-1270h-15875v-1270" svg:viewBox="0 0 15876 25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6T16:06:08.257000000</dc:date>
    <meta:editing-duration>PT22M57S</meta:editing-duration>
    <meta:editing-cycles>4</meta:editing-cycles>
    <meta:generator>LibreOffice/6.0.2.1$Windows_X86_64 LibreOffice_project/f7f06a8f319e4b62f9bc5095aa112a65d2f3ac89</meta:generator>
    <meta:document-statistic meta:object-count="27"/>
  </office:meta>
</office:document-meta>
</file>